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39880e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8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3">4</text:p>
          </table:table-cell>
          <table:table-cell table:style-name="Tableau3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0">1<text:span text:style-name="T1">1</text:span></text:p>
          </table:table-cell>
          <table:table-cell table:style-name="Tableau3.A2" office:value-type="string">
            <text:p text:style-name="P15"><text:span text:style-name="T2">b</text:span>abilrondo</text:p>
          </table:table-cell>
        </table:table-row>
        <table:table-row>
          <table:table-cell table:style-name="Tableau3.A2" office:value-type="string">
            <text:p text:style-name="P21">18</text:p>
          </table:table-cell>
          <table:table-cell table:style-name="Tableau3.A2" office:value-type="string">
            <text:p text:style-name="P15"><text:span text:style-name="T2">b</text:span>abilrondo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3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7">6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0">1<text:span text:style-name="T7">3</text:span>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2" office:value-type="string">
            <text:p text:style-name="P17">20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4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23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6" office:value-type="string">
            <text:p text:style-name="P16">30</text:p>
          </table:table-cell>
          <table:table-cell table:style-name="Tableau1.A6" office:value-type="string">
            <text:p text:style-name="P12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4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1">1</text:span></text:p>
          </table:table-cell>
          <table:table-cell table:style-name="Tableau8.A2" office:value-type="string">
            <text:p text:style-name="P1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1">18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1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2-11T12:02:29.345363371</dc:date>
    <dc:creator>Bob Correcteur</dc:creator>
    <meta:editing-duration>PT2H18M39S</meta:editing-duration>
    <meta:editing-cycles>94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65" meta:character-count="287" meta:non-whitespace-character-count="258"/>
  </office:meta>
</office:document-meta>
</file>